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811in"/>
    </style:style>
    <style:style style:name="co2" style:family="table-column">
      <style:table-column-properties fo:break-before="auto" style:column-width="5.0583in"/>
    </style:style>
    <style:style style:name="co3" style:family="table-column">
      <style:table-column-properties fo:break-before="auto" style:column-width="4.282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Remedi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43. Common law remedy of NON-BREACHING PARTY?</text:p>
          </table:table-cell>
          <table:table-cell office:value-type="string">
            <text:p>Compensatory Damages</text:p>
          </table:table-cell>
          <table:table-cell/>
        </table:table-row>
        <table:table-row table:style-name="ro1">
          <table:table-cell/>
          <table:table-cell office:value-type="string">
            <text:p>sum of</text:p>
          </table:table-cell>
          <table:table-cell/>
        </table:table-row>
        <table:table-row table:style-name="ro1">
          <table:table-cell/>
          <table:table-cell office:value-type="string">
            <text:p>1. Reliance Damage</text:p>
          </table:table-cell>
          <table:table-cell office:value-type="string">
            <text:p>Out of pocket expenses</text:p>
          </table:table-cell>
        </table:table-row>
        <table:table-row table:style-name="ro1">
          <table:table-cell/>
          <table:table-cell office:value-type="string">
            <text:p>2. Expectation Damage</text:p>
          </table:table-cell>
          <table:table-cell office:value-type="string">
            <text:p>Expected benefits of contract lost</text:p>
          </table:table-cell>
        </table:table-row>
        <table:table-row table:style-name="ro1">
          <table:table-cell/>
          <table:table-cell office:value-type="string">
            <text:p>3. Incidental Damage</text:p>
          </table:table-cell>
          <table:table-cell office:value-type="string">
            <text:p>Out of pocket expenses storage cost, after breach</text:p>
          </table:table-cell>
        </table:table-row>
        <table:table-row table:style-name="ro1">
          <table:table-cell/>
          <table:table-cell office:value-type="string">
            <text:p>4. Consequential Damage</text:p>
          </table:table-cell>
          <table:table-cell office:value-type="string">
            <text:p>Lost profits, CCCC</text:p>
          </table:table-cell>
        </table:table-row>
        <table:table-row table:style-name="ro2">
          <table:table-cell table:number-columns-repeated="2"/>
          <table:table-cell office:value-type="string">
            <text:p>Contemplated i.e. foreseeable</text:p>
          </table:table-cell>
        </table:table-row>
        <table:table-row table:style-name="ro1">
          <table:table-cell table:number-columns-repeated="2"/>
          <table:table-cell office:value-type="string">
            <text:p>Certain in amount</text:p>
          </table:table-cell>
        </table:table-row>
        <table:table-row table:style-name="ro1">
          <table:table-cell table:number-columns-repeated="2"/>
          <table:table-cell office:value-type="string">
            <text:p>Caused by breach</text:p>
          </table:table-cell>
        </table:table-row>
        <table:table-row table:style-name="ro1">
          <table:table-cell table:number-columns-repeated="2"/>
          <table:table-cell office:value-type="string">
            <text:p>Couldn't be avoided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Prove</text:p>
          </table:table-cell>
          <table:table-cell/>
        </table:table-row>
        <table:table-row table:style-name="ro1">
          <table:table-cell/>
          <table:table-cell office:value-type="string">
            <text:p>Damages with substantial CERTAINITY</text:p>
          </table:table-cell>
          <table:table-cell/>
        </table:table-row>
        <table:table-row table:style-name="ro1">
          <table:table-cell/>
          <table:table-cell office:value-type="string">
            <text:p>they were CAUSED by the breach</text:p>
          </table:table-cell>
          <table:table-cell/>
        </table:table-row>
        <table:table-row table:style-name="ro1">
          <table:table-cell/>
          <table:table-cell office:value-type="string">
            <text:p>Could not have been avoided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uty to mitigat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ubstantially performance by breaching party</text:p>
          </table:table-cell>
          <table:table-cell/>
        </table:table-row>
        <table:table-row table:style-name="ro1">
          <table:table-cell/>
          <table:table-cell office:value-type="string">
            <text:p>non breaching party is obligated with an offset for damages against the contract pric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major breach</text:p>
          </table:table-cell>
          <table:table-cell/>
        </table:table-row>
        <table:table-row table:style-name="ro1">
          <table:table-cell/>
          <table:table-cell office:value-type="string">
            <text:p>no need to give anythin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unique property – specific performanc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 office:value-type="string">
            <text:p>44. Consequential Damages?</text:p>
          </table:table-cell>
          <table:table-cell office:value-type="string">
            <text:p>Hadley v Baxendale,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LOST PROFITS</text:p>
          </table:table-cell>
          <table:table-cell/>
        </table:table-row>
        <table:table-row table:style-name="ro1">
          <table:table-cell/>
          <table:table-cell office:value-type="string">
            <text:p>expected from collateral contracts that fail because of the contract breache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cccc</text:p>
          </table:table-cell>
          <table:table-cell/>
        </table:table-row>
        <table:table-row table:style-name="ro1">
          <table:table-cell/>
          <table:table-cell office:value-type="string">
            <text:p>Contemplated (foreseen) at time of contract</text:p>
          </table:table-cell>
          <table:table-cell/>
        </table:table-row>
        <table:table-row table:style-name="ro1">
          <table:table-cell/>
          <table:table-cell office:value-type="string">
            <text:p>Certain (measurable)</text:p>
          </table:table-cell>
          <table:table-cell/>
        </table:table-row>
        <table:table-row table:style-name="ro1">
          <table:table-cell/>
          <table:table-cell office:value-type="string">
            <text:p>Clearly caused from breach</text:p>
          </table:table-cell>
          <table:table-cell/>
        </table:table-row>
        <table:table-row table:style-name="ro1">
          <table:table-cell/>
          <table:table-cell office:value-type="string">
            <text:p>Couldn't be avoided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45. Common law remedy of the breaching party?</text:p>
          </table:table-cell>
          <table:table-cell office:value-type="string">
            <text:p>Party has breached, they are bad guy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ubstantially performed – they can recover contract price less an offset for damages caused by breach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Major breach, seek RESTITUTION for amounts paid and benefits conferred to the extent they exceed the damages of non-breaching party,</text:p>
          </table:table-cell>
          <table:table-cell/>
        </table:table-row>
        <table:table-row table:style-name="ro1">
          <table:table-cell/>
          <table:table-cell office:value-type="string">
            <text:p>to prevent unjust enrichment.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46. UCC Remedy of Non-breaching Buyer?</text:p>
          </table:table-cell>
          <table:table-cell office:value-type="string">
            <text:p>Perfect Tender Rule of UCC,</text:p>
          </table:table-cell>
          <table:table-cell/>
        </table:table-row>
        <table:table-row table:style-name="ro1">
          <table:table-cell/>
          <table:table-cell office:value-type="string">
            <text:p>Non breaching buyer can either ACCEPT or REJECT non conforming, </text:p>
          </table:table-cell>
          <table:table-cell/>
        </table:table-row>
        <table:table-row table:style-name="ro1">
          <table:table-cell/>
          <table:table-cell office:value-type="string">
            <text:p>Also they can REPUDIATE the contract (end the contract) and</text:p>
          </table:table-cell>
          <table:table-cell/>
        </table:table-row>
        <table:table-row table:style-name="ro1">
          <table:table-cell/>
          <table:table-cell office:value-type="string">
            <text:p>Cover or </text:p>
          </table:table-cell>
          <table:table-cell/>
        </table:table-row>
        <table:table-row table:style-name="ro1">
          <table:table-cell/>
          <table:table-cell office:value-type="string">
            <text:p>they can AFFIRM the contract and DEMAND FOR CONFORMING GOOD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The measure of damages is the excess if any of market or cover price over the contract pric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pecific performance if goods are unique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47. UCC Remedy for Non-Breaching Seller</text:p>
          </table:table-cell>
          <table:table-cell office:value-type="string">
            <text:p>Seller can sell rejected but conforming goods at PUBLIC OR PRIVATE SALVAGE SALE</text:p>
          </table:table-cell>
          <table:table-cell/>
        </table:table-row>
        <table:table-row table:style-name="ro1">
          <table:table-cell/>
          <table:table-cell office:value-type="string">
            <text:p>with NOTICE TO BREACHING BUYER</text:p>
          </table:table-cell>
          <table:table-cell/>
        </table:table-row>
        <table:table-row table:style-name="ro1">
          <table:table-cell office:value-type="string">
            <text:p>sell at public salvage</text:p>
          </table:table-cell>
          <table:table-cell office:value-type="string">
            <text:p>and demand the excess, if any of the CONTRACT PRICE over the SALVAGE SALE price</text:p>
          </table:table-cell>
          <table:table-cell/>
        </table:table-row>
        <table:table-row table:style-name="ro1">
          <table:table-cell office:value-type="string">
            <text:p>ask for excess pri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ST VOLUME SITUATION where seller cannot effectively sell the same goods to someone else, </text:p>
          </table:table-cell>
          <table:table-cell/>
        </table:table-row>
        <table:table-row table:style-name="ro1">
          <table:table-cell office:value-type="string">
            <text:p>ask for profit</text:p>
          </table:table-cell>
          <table:table-cell office:value-type="string">
            <text:p>they can demand the BENEFIT OF BARGAIN of their lost profits – excess of CONTRACT PRICE over their cost of acquiring the good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pecial product, they will ask full price</text:p>
          </table:table-cell>
          <table:table-cell office:value-type="string">
            <text:p>And if goods are special made or cannot be sold else where, non breaching seller</text:p>
          </table:table-cell>
          <table:table-cell/>
        </table:table-row>
        <table:table-row table:style-name="ro1">
          <table:table-cell/>
          <table:table-cell office:value-type="string">
            <text:p>can sue on the contract price to get judgment for that amou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48. UCC Remedy for Breaching seller?</text:p>
          </table:table-cell>
          <table:table-cell office:value-type="string">
            <text:p>Seller can give notice of an intent to cure, seller has absolute right to cure the breach</text:p>
          </table:table-cell>
          <table:table-cell/>
        </table:table-row>
        <table:table-row table:style-name="ro1">
          <table:table-cell/>
          <table:table-cell office:value-type="string">
            <text:p>within the contract period and can get reasonable extra time.</text:p>
          </table:table-cell>
          <table:table-cell/>
        </table:table-row>
        <table:table-row table:style-name="ro1">
          <table:table-cell/>
          <table:table-cell office:value-type="string">
            <text:p>if non-conforming goods have been shipped with a reasonable belief that would satisfy the needs of buyer.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49. Is the Liquidated Damages Clause enforceable?</text:p>
          </table:table-cell>
          <table:table-cell office:value-type="string">
            <text:p>specify that sole remedy of non-breaching party is a specified amount of money damage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enforceable if</text:p>
          </table:table-cell>
          <table:table-cell/>
        </table:table-row>
        <table:table-row table:style-name="ro1">
          <table:table-cell/>
          <table:table-cell office:value-type="string">
            <text:p>1. Damages arising from breach were uncertain at the time of contract</text:p>
          </table:table-cell>
          <table:table-cell/>
        </table:table-row>
        <table:table-row table:style-name="ro1">
          <table:table-cell/>
          <table:table-cell office:value-type="string">
            <text:p>2. specified amount was reasonable at time of contract</text:p>
          </table:table-cell>
          <table:table-cell/>
        </table:table-row>
        <table:table-row table:style-name="ro1">
          <table:table-cell/>
          <table:table-cell office:value-type="string">
            <text:p>3. enforcement after a breach will provide a REASONABLE REMEDY for the non-breaching party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Liquidated damages for unique property are uneforceable because money damages are inadequate and specific performance is appropriate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50. Was there an implied in law contract?</text:p>
          </table:table-cell>
          <table:table-cell office:value-type="string">
            <text:p>The court may either award the amount necessary to prevent an unjust enrichment to the respondent</text:p>
          </table:table-cell>
          <table:table-cell/>
        </table:table-row>
        <table:table-row table:style-name="ro2">
          <table:table-cell/>
          <table:table-cell office:value-type="string">
            <text:p>or the amount necessary to prevent frustration of reasonable expectations of the movant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amount necessary to prevent an unjust enrichme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51. Can Promissory Estoppel be pled?</text:p>
          </table:table-cell>
          <table:table-cell office:value-type="string">
            <text:p>Unenforceable at law for may be due to lack of consideration</text:p>
          </table:table-cell>
          <table:table-cell/>
        </table:table-row>
        <table:table-row table:style-name="ro1">
          <table:table-cell/>
          <table:table-cell office:value-type="string">
            <text:p>Clean hands</text:p>
          </table:table-cell>
          <table:table-cell/>
        </table:table-row>
        <table:table-row table:style-name="ro1">
          <table:table-cell/>
          <table:table-cell office:value-type="string">
            <text:p>Promissory estoppel applies where the party to be bound made:</text:p>
          </table:table-cell>
          <table:table-cell/>
        </table:table-row>
        <table:table-row table:style-name="ro1">
          <table:table-cell/>
          <table:table-cell office:value-type="string">
            <text:p>1. promise with</text:p>
          </table:table-cell>
          <table:table-cell/>
        </table:table-row>
        <table:table-row table:style-name="ro1">
          <table:table-cell/>
          <table:table-cell office:value-type="string">
            <text:p>2. intent to induce reliance and there</text:p>
          </table:table-cell>
          <table:table-cell/>
        </table:table-row>
        <table:table-row table:style-name="ro1">
          <table:table-cell/>
          <table:table-cell office:value-type="string">
            <text:p>3. was reasonable reliance and</text:p>
          </table:table-cell>
          <table:table-cell/>
        </table:table-row>
        <table:table-row table:style-name="ro1">
          <table:table-cell/>
          <table:table-cell office:value-type="string">
            <text:p>4. failure to enforce the promise would cause an injustice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Court may enforce the promise or award money necessary to prevent unjust enrichme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52. Can Detrimental Reliance be pled?</text:p>
          </table:table-cell>
          <table:table-cell office:value-type="string">
            <text:p>No legal contract due to deliberate false representation of fact or misleading behavior of respondent</text:p>
          </table:table-cell>
          <table:table-cell/>
        </table:table-row>
        <table:table-row table:style-name="ro1">
          <table:table-cell/>
          <table:table-cell office:value-type="string">
            <text:p>reasonable reliance</text:p>
          </table:table-cell>
          <table:table-cell/>
        </table:table-row>
        <table:table-row table:style-name="ro1">
          <table:table-cell/>
          <table:table-cell office:value-type="string">
            <text:p>1. promise with</text:p>
          </table:table-cell>
          <table:table-cell/>
        </table:table-row>
        <table:table-row table:style-name="ro1">
          <table:table-cell/>
          <table:table-cell office:value-type="string">
            <text:p>2. intent to induce reliance and there</text:p>
          </table:table-cell>
          <table:table-cell/>
        </table:table-row>
        <table:table-row table:style-name="ro1">
          <table:table-cell/>
          <table:table-cell office:value-type="string">
            <text:p>3. was reasonable reliance and</text:p>
          </table:table-cell>
          <table:table-cell/>
        </table:table-row>
        <table:table-row table:style-name="ro1">
          <table:table-cell/>
          <table:table-cell office:value-type="string">
            <text:p>4. failure to enforce the promise would cause an injustice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amount necessary to prevent an unjust enrichme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53. Is Equitable Restitution appropriate?</text:p>
          </table:table-cell>
          <table:table-cell office:value-type="string">
            <text:p>Equitable restitution is a remedy awarded by a court of equity when parties have no adequate legal remedy.</text:p>
          </table:table-cell>
          <table:table-cell/>
        </table:table-row>
        <table:table-row table:style-name="ro1">
          <table:table-cell/>
          <table:table-cell office:value-type="string">
            <text:p>The purpose may be to compensate for injuries suffered, prevent unjust enrichment, prevent frustration of reasonable expectations, or restore the status quo.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54. Is Specific Performance appropriate?</text:p>
          </table:table-cell>
          <table:table-cell office:value-type="string">
            <text:p>Court direct parties to deliver possession and title of unique property. Or unique services for business organization.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10/19/2017</text:date>, <text:time>06:1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ish Khanchandani</meta:initial-creator>
    <meta:creation-date>2017-10-19T05:17:56.73</meta:creation-date>
    <meta:generator>OpenOffice/4.1.3$Win32 OpenOffice.org_project/413m1$Build-9783</meta:generator>
    <dc:date>2017-10-19T06:10:23.66</dc:date>
    <dc:creator>Manish Khanchandani</dc:creator>
    <meta:editing-duration>PT52M26S</meta:editing-duration>
    <meta:editing-cycles>2</meta:editing-cycles>
    <meta:document-statistic meta:table-count="3" meta:cell-count="97" meta:object-count="0"/>
  </office:meta>
</office:document-meta>
</file>